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2mm" svg:height="90mm" svg:x="319.79mm" svg:y="4.54mm">
            <loext:p draw:notify-on-update-of-ranges="Feuille1.B3:Feuille1.B3 Feuille1.C3:Feuille1.F3 Feuille1.B4:Feuille1.B4 Feuille1.C4:Feuille1.F4 Feuille1.B5:Feuille1.B5 Feuille1.C5:Feuille1.F5 Feuille1.B6:Feuille1.B6 Feuille1.C6:Feuille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mm" svg:x="318.41mm" svg:y="144.87mm">
            <loext:p draw:notify-on-update-of-ranges="Feuille1.B34:Feuille1.B34 Feuille1.C34:Feuille1.F34 Feuille1.B35:Feuille1.B35 Feuille1.C35:Feuille1.F35 Feuille1.B36:Feuille1.B36 Feuille1.C36:Feuille1.F36 Feuille1.B37:Feuille1.B37 Feuille1.C37:Feuille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quête simple avec le minimum de clé étrangère (uniquement user+job_type)</text:p>
          </table:table-cell>
          <table:covered-table-cell table:number-columns-repeated="4"/>
          <table:table-cell/>
          <table:table-cell table:style-name="ce6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</text:p>
            <text:p>Temps d’affichage de la requête vide : </text:p>
            <text:p>       -00.00005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/>
          <table:table-cell/>
          <table:covered-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5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35001" calcext:value-type="float">
            <text:p>0,35001</text:p>
          </table:table-cell>
          <table:table-cell table:style-name="ce4"/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24002" calcext:value-type="float">
            <text:p>0,024002</text:p>
          </table:table-cell>
          <table:table-cell table:style-name="ce4" office:value-type="float" office:value="0.18193" calcext:value-type="float">
            <text:p>0,18193</text:p>
          </table:table-cell>
          <table:table-cell table:style-name="ce4" office:value-type="float" office:value="1.734773" calcext:value-type="float">
            <text:p>1,734773</text:p>
          </table:table-cell>
          <table:table-cell table:style-name="ce4"/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4]-[.C4]" office:value-type="float" office:value="0" calcext:value-type="float">
            <text:p>0</text:p>
          </table:table-cell>
          <table:table-cell table:style-name="ce4" table:formula="of:=[.D4]-[.C4]" office:value-type="float" office:value="0.000441" calcext:value-type="float">
            <text:p>0,000441</text:p>
          </table:table-cell>
          <table:table-cell table:style-name="ce4" table:formula="of:=[.E4]-[.D4]" office:value-type="float" office:value="0.000553" calcext:value-type="float">
            <text:p>0,000553</text:p>
          </table:table-cell>
          <table:table-cell table:style-name="ce4" table:formula="of:=[.F4]-[.E4]" office:value-type="float" office:value="-0.009121" calcext:value-type="float">
            <text:p>-0,009121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5]-[.C5]" office:value-type="float" office:value="0" calcext:value-type="float">
            <text:p>0</text:p>
          </table:table-cell>
          <table:table-cell table:style-name="ce4" table:formula="of:=[.D5]-[.C5]" office:value-type="float" office:value="0.041749" calcext:value-type="float">
            <text:p>0,041749</text:p>
          </table:table-cell>
          <table:table-cell table:style-name="ce4" table:formula="of:=[.E5]-[.D5]" office:value-type="float" office:value="0.295594" calcext:value-type="float">
            <text:p>0,295594</text:p>
          </table:table-cell>
          <table:table-cell table:style-name="ce4" table:formula="of:=[.F5]-[.E5]" office:value-type="float" office:value="-0.35001" calcext:value-type="float">
            <text:p>-0,35001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]-[.C6]" office:value-type="float" office:value="0" calcext:value-type="float">
            <text:p>0</text:p>
          </table:table-cell>
          <table:table-cell table:style-name="ce4" table:formula="of:=[.D6]-[.C6]" office:value-type="float" office:value="0.157928" calcext:value-type="float">
            <text:p>0,157928</text:p>
          </table:table-cell>
          <table:table-cell table:style-name="ce4" table:formula="of:=[.E6]-[.D6]" office:value-type="float" office:value="1.552843" calcext:value-type="float">
            <text:p>1,552843</text:p>
          </table:table-cell>
          <table:table-cell table:style-name="ce4" table:formula="of:=[.F6]-[.E6]" office:value-type="float" office:value="-1.734773" calcext:value-type="float">
            <text:p>-1,734773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quête simple avec quatre clé étrangères</text:p>
          </table:table-cell>
          <table:covered-table-cell table:number-columns-repeated="4"/>
          <table:table-cell/>
          <table:table-cell table:style-name="ce6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</text:p>
            <text:p>Temps d’affichage de la requête vide : </text:p>
            <text:p>       -00.00005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table:number-columns-repeated="4"/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4" table:number-columns-repeated="4"/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table:number-columns-repeated="4"/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35]-[.C35]" office:value-type="float" office:value="0" calcext:value-type="float">
            <text:p>0</text:p>
          </table:table-cell>
          <table:table-cell table:style-name="ce4" table:formula="of:=[.D35]-[.C35]" office:value-type="float" office:value="0" calcext:value-type="float">
            <text:p>0</text:p>
          </table:table-cell>
          <table:table-cell table:style-name="ce4" table:formula="of:=[.E35]-[.D35]" office:value-type="float" office:value="0" calcext:value-type="float">
            <text:p>0</text:p>
          </table:table-cell>
          <table:table-cell table:style-name="ce4" table:formula="of:=[.F35]-[.E35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36]-[.C36]" office:value-type="float" office:value="0" calcext:value-type="float">
            <text:p>0</text:p>
          </table:table-cell>
          <table:table-cell table:style-name="ce4" table:formula="of:=[.D36]-[.C36]" office:value-type="float" office:value="0" calcext:value-type="float">
            <text:p>0</text:p>
          </table:table-cell>
          <table:table-cell table:style-name="ce4" table:formula="of:=[.E36]-[.D36]" office:value-type="float" office:value="0" calcext:value-type="float">
            <text:p>0</text:p>
          </table:table-cell>
          <table:table-cell table:style-name="ce4" table:formula="of:=[.F36]-[.E36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37]-[.C37]" office:value-type="float" office:value="0" calcext:value-type="float">
            <text:p>0</text:p>
          </table:table-cell>
          <table:table-cell table:style-name="ce4" table:formula="of:=[.D37]-[.C37]" office:value-type="float" office:value="0" calcext:value-type="float">
            <text:p>0</text:p>
          </table:table-cell>
          <table:table-cell table:style-name="ce4" table:formula="of:=[.E37]-[.D37]" office:value-type="float" office:value="0" calcext:value-type="float">
            <text:p>0</text:p>
          </table:table-cell>
          <table:table-cell table:style-name="ce4" table:formula="of:=[.F37]-[.E37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0:43:05.469543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0:39.647820342</meta:creation-date>
    <meta:generator>LibreOffice/5.1.6.2$Linux_X86_64 LibreOffice_project/10m0$Build-2</meta:generator>
    <dc:date>2018-04-27T15:08:31.071407760</dc:date>
    <meta:editing-duration>PT7H21M28S</meta:editing-duration>
    <meta:editing-cycles>13</meta:editing-cycles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049cm" svg:y="0.316cm" chart:style-name="ch2">
          <text:p>requête simple avec le minimum de clé étrangère</text:p>
        </chart:title>
        <chart:legend chart:legend-position="end" svg:x="10.77cm" svg:y="3.107cm" style:legend-expansion="high" chart:style-name="ch3"/>
        <chart:plot-area chart:style-name="ch4" table:cell-range-address="Feuille1.B3:Feuille1.F6" chart:data-source-has-labels="both" svg:x="1.331cm" svg:y="1.275cm" svg:width="9.119cm" svg:height="6.565cm">
          <chartooo:coordinate-region svg:x="2.058cm" svg:y="1.475cm" svg:width="8.007cm" svg:height="5.718cm"/>
          <chart:axis chart:dimension="x" chart:name="primary-x" chart:style-name="ch5" chartooo:axis-type="auto">
            <chartooo:date-scale/>
            <chart:title svg:x="4.047cm" svg:y="8.02cm" chart:style-name="ch6">
              <text:p>nombre de ligne en BDD</text:p>
            </chart:title>
            <chart:categories table:cell-range-address="Feuille1.C3:Feuille1.F3"/>
          </chart:axis>
          <chart:axis chart:dimension="y" chart:name="primary-y" chart:style-name="ch5">
            <chart:title svg:x="0.451cm" svg:y="5.739cm" chart:style-name="ch7">
              <text:p>type de requête</text:p>
            </chart:title>
            <chart:grid chart:style-name="ch8" chart:class="major"/>
          </chart:axis>
          <chart:series chart:style-name="ch9" chart:values-cell-range-address="Feuille1.C4:Feuille1.F4" chart:label-cell-address="Feuille1.B4:Feuille1.B4" chart:class="chart:line">
            <chart:data-point chart:repeated="4"/>
          </chart:series>
          <chart:series chart:style-name="ch10" chart:values-cell-range-address="Feuille1.C5:Feuille1.F5" chart:label-cell-address="Feuille1.B5:Feuille1.B5" chart:class="chart:line">
            <chart:data-point chart:repeated="4"/>
          </chart:series>
          <chart:series chart:style-name="ch11" chart:values-cell-range-address="Feuille1.C6:Feuille1.F6" chart:label-cell-address="Feuille1.B6:Feuille1.B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:Feuille1.F3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4:Feuille1.B4</svg:desc>
                </draw:g>
              </table:table-cell>
              <table:table-cell office:value-type="float" office:value="0.008127">
                <text:p>0.008127</text:p>
                <draw:g>
                  <svg:desc>Feuille1.C4:Feuille1.F4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5:Feuille1.B5</svg:desc>
                </draw:g>
              </table:table-cell>
              <table:table-cell office:value-type="float" office:value="0.012667">
                <text:p>0.012667</text:p>
                <draw:g>
                  <svg:desc>Feuille1.C5:Feuille1.F5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35001">
                <text:p>0.35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:Feuille1.B6</svg:desc>
                </draw:g>
              </table:table-cell>
              <table:table-cell office:value-type="float" office:value="0.024002">
                <text:p>0.024002</text:p>
                <draw:g>
                  <svg:desc>Feuille1.C6:Feuille1.F6</svg:desc>
                </draw:g>
              </table:table-cell>
              <table:table-cell office:value-type="float" office:value="0.18193">
                <text:p>0.18193</text:p>
              </table:table-cell>
              <table:table-cell office:value-type="float" office:value="1.734773">
                <text:p>1.7347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2.56cm" svg:y="0.316cm" chart:style-name="ch2">
          <text:p>requête simple avec le maximum de données possible</text:p>
        </chart:title>
        <chart:legend chart:legend-position="end" svg:x="10.77cm" svg:y="3.107cm" style:legend-expansion="high" chart:style-name="ch3"/>
        <chart:plot-area chart:style-name="ch4" table:cell-range-address="Feuille1.B34:Feuille1.F37" chart:data-source-has-labels="both" svg:x="0.32cm" svg:y="1.275cm" svg:width="10.13cm" svg:height="7.546cm">
          <chartooo:coordinate-region svg:x="0.756cm" svg:y="1.474cm" svg:width="9.124cm" svg:height="6.7cm"/>
          <chart:axis chart:dimension="x" chart:name="primary-x" chart:style-name="ch5" chartooo:axis-type="auto">
            <chartooo:date-scale/>
            <chart:categories table:cell-range-address="Feuille1.C34:Feuille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5:Feuille1.F35" chart:label-cell-address="Feuille1.B35:Feuille1.B35" chart:class="chart:line">
            <chart:data-point chart:repeated="4"/>
          </chart:series>
          <chart:series chart:style-name="ch8" chart:values-cell-range-address="Feuille1.C36:Feuille1.F36" chart:label-cell-address="Feuille1.B36:Feuille1.B36" chart:class="chart:line">
            <chart:data-point chart:repeated="4"/>
          </chart:series>
          <chart:series chart:style-name="ch9" chart:values-cell-range-address="Feuille1.C37:Feuille1.F37" chart:label-cell-address="Feuille1.B37:Feuille1.B3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4:Feuille1.F34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35:Feuille1.B35</svg:desc>
                </draw:g>
              </table:table-cell>
              <table:table-cell office:value-type="float" office:value="NaN">
                <text:p>NaN</text:p>
                <draw:g>
                  <svg:desc>Feuille1.C35:Feuille1.F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36:Feuille1.B36</svg:desc>
                </draw:g>
              </table:table-cell>
              <table:table-cell office:value-type="float" office:value="NaN">
                <text:p>NaN</text:p>
                <draw:g>
                  <svg:desc>Feuille1.C36:Feuille1.F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37:Feuille1.B37</svg:desc>
                </draw:g>
              </table:table-cell>
              <table:table-cell office:value-type="float" office:value="NaN">
                <text:p>NaN</text:p>
                <draw:g>
                  <svg:desc>Feuille1.C37:Feuille1.F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